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verbatim">
      <style:text-properties fo:font-weight="normal" style:font-weight-asian="normal" style:font-weight-complex="normal"/>
    </style:style>
    <style:style style:name="P16" style:family="paragraph" style:parent-style-name="verbatim">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17" style:family="paragraph" style:parent-style-name="verbatim">
      <style:text-properties fo:language="zxx" fo:country="none" style:language-asian="zxx" style:country-asian="none" style:language-complex="zxx" style:country-complex="non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Text_20_body">
      <style:text-properties style:font-name="Liberation Sans1" style:font-name-asian="DejaVu Sans" style:font-name-complex="Lohit Hindi"/>
    </style:style>
    <style:style style:name="P22" style:family="paragraph" style:parent-style-name="Text_20_body" style:list-style-name="L1">
      <style:text-properties style:font-name="Liberation Sans1" style:font-name-asian="DejaVu Sans" style:font-name-complex="Lohit Hindi"/>
    </style:style>
    <style:style style:name="P23" style:family="paragraph" style:parent-style-name="Text_20_body" style:list-style-name="L2">
      <style:text-properties style:font-name="Liberation Sans1" style:font-name-asian="DejaVu Sans" style:font-name-complex="Lohit Hindi"/>
    </style:style>
    <style:style style:name="P24" style:family="paragraph" style:parent-style-name="Text_20_body" style:list-style-name="L3">
      <style:text-properties style:font-name="Liberation Sans1" style:font-name-asian="DejaVu Sans" style:font-name-complex="Lohit Hindi"/>
    </style:style>
    <style:style style:name="P25"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text-properties fo:font-style="normal" style:font-style-asian="normal" style:font-style-complex="normal"/>
    </style:style>
    <style:style style:name="P32" style:family="paragraph" style:parent-style-name="Text_20_body" style:list-style-name="L7">
      <style:text-properties fo:font-style="normal" style:font-style-asian="normal" style:font-style-complex="normal"/>
    </style:style>
    <style:style style:name="P33" style:family="paragraph" style:parent-style-name="Text_20_body" style:list-style-name="L8">
      <style:text-properties fo:font-style="normal" style:font-style-asian="normal" style:font-style-complex="normal"/>
    </style:style>
    <style:style style:name="P34" style:family="paragraph" style:parent-style-name="Text_20_body" style:list-style-name="L8"/>
    <style:style style:name="P35" style:family="paragraph" style:parent-style-name="Text_20_body">
      <style:text-properties fo:font-style="italic" style:font-style-asian="italic" style:font-style-complex="italic"/>
    </style:style>
    <style:style style:name="P36" style:family="paragraph" style:parent-style-name="Text_20_body" style:list-style-name="L9"/>
    <style:style style:name="P37" style:family="paragraph" style:parent-style-name="Text_20_body">
      <style:text-properties fo:font-weight="bold" style:font-weight-asian="bold" style:font-weight-complex="bold"/>
    </style:style>
    <style:style style:name="P38" style:family="paragraph" style:parent-style-name="Text_20_body" style:list-style-name="L13">
      <style:text-properties fo:font-weight="bold" style:font-weight-asian="bold"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7"/>
    <style:style style:name="P47" style:family="paragraph" style:parent-style-name="Text_20_body" style:list-style-name="L20"/>
    <style:style style:name="P48" style:family="paragraph" style:parent-style-name="Text_20_body">
      <style:text-properties fo:font-size="16pt" fo:font-weight="bold" style:font-size-asian="16pt" style:font-weight-asian="bold" style:font-size-complex="16pt" style:font-weight-complex="bold"/>
    </style:style>
    <style:style style:name="P49" style:family="paragraph" style:parent-style-name="Text_20_body">
      <style:text-properties fo:language="zxx" fo:country="none" style:language-asian="zxx" style:country-asian="none" style:language-complex="zxx" style:country-complex="none"/>
    </style:style>
    <style:style style:name="P50" style:family="paragraph" style:parent-style-name="Text_20_body">
      <style:paragraph-properties fo:text-align="justify" style:justify-single-word="false"/>
    </style:style>
    <style:style style:name="P51" style:family="paragraph" style:parent-style-name="Text_20_body">
      <style:paragraph-properties fo:break-before="page"/>
    </style:style>
    <style:style style:name="P52"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paragraph-properties fo:break-before="page"/>
      <style:text-properties fo:font-weight="bold" style:font-weight-asian="bold" style:font-weight-complex="bold"/>
    </style:style>
    <style:style style:name="P54" style:family="paragraph" style:parent-style-name="Text_20_body">
      <style:paragraph-properties fo:break-before="page"/>
      <style:text-properties fo:font-weight="normal" style:font-weight-asian="normal" style:font-weight-complex="normal"/>
    </style:style>
    <style:style style:name="P55" style:family="paragraph" style:parent-style-name="Text_20_body">
      <style:paragraph-properties fo:margin-left="1.251cm" fo:margin-right="0cm" fo:text-align="justify" style:justify-single-word="false" fo:text-indent="0cm" style:auto-text-indent="false"/>
    </style:style>
    <style:style style:name="P56" style:family="paragraph" style:list-style-name="L18">
      <style:text-properties fo:language="zxx" fo:country="none" style:language-asian="zxx" style:country-asian="none" style:language-complex="zxx" style:country-complex="none"/>
    </style:style>
    <style:style style:name="P57" style:family="paragraph" style:parent-style-name="Standard">
      <style:paragraph-properties fo:text-align="justify" style:justify-single-word="false"/>
    </style:style>
    <style:style style:name="P58" style:family="paragraph" style:parent-style-name="Standard">
      <style:text-properties fo:font-style="normal" style:font-style-asian="normal" style:font-style-complex="normal"/>
    </style:style>
    <style:style style:name="P59" style:family="paragraph" style:parent-style-name="Standard" style:list-style-name="L21">
      <style:text-properties fo:language="zxx" fo:country="none" style:language-asian="zxx" style:country-asian="none" style:language-complex="zxx" style:country-complex="none"/>
    </style:style>
    <style:style style:name="P60" style:family="paragraph" style:parent-style-name="Standard" style:list-style-name="L22">
      <style:text-properties fo:language="zxx" fo:country="none" style:language-asian="zxx" style:country-asian="none" style:language-complex="zxx" style:country-complex="non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T24"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6"><text:title>Aprx 1.97 Manual</text:title></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9">1 <text:s/>What is APRX?<text:tab/> <text:s/>2</text:p>
          <text:p text:style-name="P19">2 <text:s/>Configuration Examples:<text:tab/> <text:s/>3</text:p>
          <text:p text:style-name="P20">2 <text:s/>Minimal Configuration of Rx-iGate<text:tab/> <text:s/>3</text:p>
          <text:p text:style-name="P20">3 <text:s/>Minimal Configuration APRS Digipeater<text:tab/> <text:s/>4</text:p>
          <text:p text:style-name="P20">4 <text:s/>Combined APRS Digipeater and Rx-iGate<text:tab/> <text:s/>5</text:p>
          <text:p text:style-name="P20">5 <text:s/>Doing Transmit-iGate<text:tab/> <text:s/>6</text:p>
          <text:p text:style-name="P20">6 <text:s/>Digipeater and Transmit-iGate<text:tab/> <text:s/>7</text:p>
          <text:p text:style-name="P20">7 <text:s/>A Fill-In Digipeater<text:tab/> <text:s/>8</text:p>
          <text:p text:style-name="P20">8 <text:s/>Using Multiple Radios<text:tab/> <text:s/>9</text:p>
          <text:p text:style-name="P20">9 <text:s/>A Digipeater with Multiple Radios<text:tab/> <text:s/>10</text:p>
          <text:p text:style-name="P20">10 <text:s/>A Bi-Directional Cross-band Digipeater<text:tab/> <text:s/>11</text:p>
          <text:p text:style-name="P20">11 <text:s/>Limited Service Area Digipeater<text:tab/> <text:s/>12</text:p>
          <text:p text:style-name="P19">3 <text:s/>Configuration in details<text:tab/> <text:s/>13</text:p>
          <text:p text:style-name="P20">1 <text:s/>Aprx Configuration Parameter Types<text:tab/> <text:s/>13</text:p>
          <text:p text:style-name="P20">2 <text:s/>The “mycall” Parameter<text:tab/> <text:s/>14</text:p>
          <text:p text:style-name="P20">3 <text:s/>The “&lt;aprsis&gt;” section<text:tab/> <text:s/>15</text:p>
          <text:p text:style-name="P20">4 <text:s/>The “&lt;logging&gt;” section<text:tab/> <text:s/>16</text:p>
          <text:p text:style-name="P20">5 <text:s/>The “&lt;interface&gt;” sections<text:tab/> <text:s/>17</text:p>
          <text:p text:style-name="P20">6 <text:s/>The “&lt;beacon&gt;” sections<text:tab/> <text:s/>23</text:p>
          <text:p text:style-name="P20">7 <text:s/>The “&lt;digipeater&gt;” sections<text:tab/> <text:s/>26</text:p>
          <text:p text:style-name="P19">4 <text:s/>Running the Aprx Program<text:tab/> <text:s/>30</text:p>
          <text:p text:style-name="P20">1 <text:s/>Normal Operational Running<text:tab/> <text:s/>30</text:p>
          <text:p text:style-name="P20">2 <text:s/>Testing Configuration<text:tab/> <text:s/>31</text:p>
          <text:p text:style-name="P20">3 <text:s/>The aprs.fi Services for Aprx<text:tab/> <text:s/>32</text:p>
          <text:p text:style-name="P19">5 <text:s/>Compile Time Options<text:tab/> <text:s/>33</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12</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22">APRS iGate</text:p>
        </text:list-item>
        <text:list-item>
          <text:p text:style-name="P22">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64 MB ram disk, a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The telemetry data is viewable via APRSIS based services, like <text:s/><text:a xlink:type="simple" xlink:href="http://aprs.fi/"><text:span text:style-name="T18">http://aprs.fi</text:span></text:a></text:p>
      <text:p text:style-name="P8"/>
      <text:p text:style-name="P8"/>
      <text:list xml:id="list182538080"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3">mycall parameter</text:p>
        </text:list-item>
        <text:list-item>
          <text:p text:style-name="P23">APRSIS network connection</text:p>
        </text:list-item>
        <text:list-item>
          <text:p text:style-name="P23">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9"/>
      <text:list xml:id="list742845670" text:continue-list="list182538080" text:style-name="Numbering_20_2">
        <text:list-item>
          <text:list>
            <text:list-item>
              <text:h text:style-name="P18" text:outline-level="2">Minimal Configuration APRS Digipeater</text:h>
            </text:list-item>
          </text:list>
        </text:list-item>
      </text:list>
      <text:p text:style-name="P8">To make a single interface digipeater, you will need:</text:p>
      <text:list xml:id="list571959588" text:style-name="L3">
        <text:list-item>
          <text:p text:style-name="P24">mycall parameter</text:p>
        </text:list-item>
        <text:list-item>
          <text:p text:style-name="P24">&lt;interface&gt; definition</text:p>
        </text:list-item>
        <text:list-item>
          <text:p text:style-name="P24">&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list xml:id="list2091631388" text:continue-list="list742845670" text:style-name="Numbering_20_2">
        <text:list-item>
          <text:list>
            <text:list-item>
              <text:h text:style-name="P18"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It really is as simple as that. <text:s/>When an &lt;aprsis&gt; section is defined, all declared &lt;interface&gt;s are Rx-iGate:d to APRSIS in addition to what else the system is doing.</text:p>
      <text:p text:style-name="P9"/>
      <text:list xml:id="list1193297194" text:continue-numbering="true" text:style-name="Numbering_20_2">
        <text:list-item>
          <text:list>
            <text:list-item>
              <text:h text:style-name="P18" text:outline-level="2">Doing Transmit-iGate</text:h>
            </text:list-item>
          </text:list>
        </text:list-item>
      </text:list>
      <text:p text:style-name="P9"/>
      <text:p text:style-name="P10">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via-path<text:tab/>WIDE1-1<text:tab/># default: none</text:p>
      <text:p text:style-name="P3"><text:tab/><text:tab/><text:tab/>filter<text:tab/>t/m</text:p>
      <text:p text:style-name="P3"><text:tab/><text:tab/>&lt;/source&gt;</text:p>
      <text:p text:style-name="P4"><text:tab/>&lt;/digipeater&gt;</text:p>
      <text:p text:style-name="P5"/>
      <text:p text:style-name="P9"/>
      <text:p text:style-name="P9">This is Rx/Tx-iGate in a form that Aprx version 1.97 can do.</text:p>
      <text:p text:style-name="P9">It does omit couple important bits on controlling transmission from APRSIS to radio, and thus a kludge definition of filtering “pass only type M packets” (APRS Messages).</text:p>
      <text:p text:style-name="P9"/>
      <text:p text:style-name="P9"/>
      <text:list xml:id="list370694885" text:continue-numbering="true" text:style-name="Numbering_20_2">
        <text:list-item>
          <text:list>
            <text:list-item>
              <text:h text:style-name="P18"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P10">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1876041411" text:continue-numbering="true" text:style-name="Numbering_20_2">
        <text:list-item>
          <text:list>
            <text:list-item>
              <text:h text:style-name="P18"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1389868194" text:continue-numbering="true" text:style-name="Numbering_20_2">
        <text:list-item>
          <text:list>
            <text:list-item>
              <text:h text:style-name="P18"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6">On Linux: Any AX.25 network attached devices</text:p>
        </text:list-item>
        <text:list-item>
          <text:p text:style-name="P26">On any POSIX system: any serial ports available through “tty” interfaces</text:p>
        </text:list-item>
        <text:list-item>
          <text:p text:style-name="P26">Remote network terminal server serial ports over TCP/IP networking</text:p>
        </text:list-item>
      </text:list>
      <text:p text:style-name="P9"/>
      <text:p text:style-name="P9">On serial ports, following protocols can be used:</text:p>
      <text:list xml:id="list777700585" text:style-name="L5">
        <text:list-item>
          <text:p text:style-name="P29"><text:span text:style-name="T7">Plain basic </text:span><text:span text:style-name="T8">KISS</text:span><text:span text:style-name="T7">: Binary transparent, decently quick.</text:span></text:p>
        </text:list-item>
        <text:list-item>
          <text:p text:style-name="P29"><text:span text:style-name="T8">SMACK</text:span><text:span text:style-name="T7">: A CRC16 two-byte CRC checksum on serial port KISS communication. <text:s/>Recommended mode for KISS operation.</text:span></text:p>
        </text:list-item>
        <text:list-item>
          <text:p text:style-name="P29"><text:span text:style-name="T7">XOR checksum on KISS: So called “</text:span><text:span text:style-name="T8">BPQCRC</text:span><text:span text:style-name="T7">” alias “XKISS”. <text:s/>Not recommended because it is unable to really detect data that has broken during serial port transmission. Slightly better than plain basic KISS.</text:span></text:p>
        </text:list-item>
        <text:list-item>
          <text:p text:style-name="P2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The KISS protocol variations support multiplexing radios on single serial port.</text:p>
      <text:list xml:id="list2136821655" text:continue-list="list1389868194" text:style-name="Numbering_20_2">
        <text:list-item>
          <text:list>
            <text:list-item>
              <text:h text:style-name="P18"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9"/>
      <text:p text:style-name="P9">Adding there a source of APRSIS will merge in Tx-iGate function, as shown before. <text:s/>It is trivial to make a multiple receiver, single transmitter APRS Digipeater with this.</text:p>
      <text:p text:style-name="P9">The &lt;digipeater&gt; section transmitter has local APRS packet duplicate filter so that receiving same packet from multiple diversity receiver sources sends out only first one of them.</text:p>
      <text:p text:style-name="P9"/>
      <text:list xml:id="list1071162756" text:continue-numbering="true" text:style-name="Numbering_20_2">
        <text:list-item>
          <text:list>
            <text:list-item>
              <text:h text:style-name="P18"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p text:style-name="P9"/>
      <text:list xml:id="list353880123" text:continue-numbering="true" text:style-name="Numbering_20_2">
        <text:list-item>
          <text:list>
            <text:list-item>
              <text:h text:style-name="P18"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1727164793" text:continue-list="list353880123"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7">mycall </text:p>
        </text:list-item>
        <text:list-item>
          <text:p text:style-name="P27">&lt;aprsis&gt;</text:p>
        </text:list-item>
        <text:list-item>
          <text:p text:style-name="P27">&lt;logging&gt;</text:p>
        </text:list-item>
        <text:list-item>
          <text:p text:style-name="P27">&lt;interface&gt;</text:p>
        </text:list-item>
        <text:list-item>
          <text:p text:style-name="P27">&lt;beacon&gt;</text:p>
        </text:list-item>
        <text:list-item>
          <text:p text:style-name="P27">&lt;digipeater&gt;</text:p>
        </text:list-item>
      </text:list>
      <text:p text:style-name="P9">Each section contains one or more of configuration entries with case depending type of parameters.</text:p>
      <text:p text:style-name="P9"/>
      <text:list xml:id="list879468180" text:style-name="Numbering_20_2">
        <text:list-item>
          <text:h text:style-name="Heading_20_2" text:outline-level="2">Aprx Configuration Parameter Types</text:h>
        </text:list-item>
      </text:list>
      <text:p text:style-name="P9">The Aprx configuration has following types of parameters on configuration entries:</text:p>
      <text:list xml:id="list1127510757" text:style-name="L10">
        <text:list-item>
          <text:p text:style-name="P40"><text:span text:style-name="T7">Parameters can be without quotes, when such are not necessary to embed spaces, or to have arbitrary binary content.</text:span></text:p>
        </text:list-item>
        <text:list-item>
          <text:p text:style-name="P40"><text:span text:style-name="T7">Any parameter can be quoted by single or double quotes: <text:s/></text:span><text:span text:style-name="T19">“ .. “ </text:span><text:span text:style-name="T7"><text:s text:c="2"/></text:span><text:span text:style-name="T19">' .. '</text:span></text:p>
        </text:list-item>
        <text:list-item>
          <text:p text:style-name="P40"><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40"><text:span text:style-name="T7">Arbitrary binary parameter content is usable only where especially mentioned, otherwise at least </text:span><text:span text:style-name="T19">“\x00”</text:span><text:span text:style-name="T7"> is forbidden.</text:span></text:p>
        </text:list-item>
        <text:list-item>
          <text:p text:style-name="P40"><text:span text:style-name="T7">UTF-8 characters are usable in parameters with and without quotes.</text:span></text:p>
        </text:list-item>
        <text:list-item>
          <text:p text:style-name="P40"><text:span text:style-name="T7">Callsign definitions (see below)</text:span></text:p>
        </text:list-item>
        <text:list-item>
          <text:p text:style-name="P40"><text:span text:style-name="T7">Interval definitions (see below)</text:span></text:p>
        </text:list-item>
        <text:list-item>
          <text:p text:style-name="P40"><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9"/>
      <text:p text:style-name="P9"/>
      <text:p text:style-name="P52"/>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9"/>
      <text:p text:style-name="P9">The multiplier characters are:</text:p>
      <text:list xml:id="list960136609" text:style-name="L11">
        <text:list-item>
          <text:p text:style-name="P41"><text:span text:style-name="T7">s (S): <text:s/>Seconds, the default</text:span></text:p>
        </text:list-item>
        <text:list-item>
          <text:p text:style-name="P41"><text:span text:style-name="T7">m (M): Minutes</text:span></text:p>
        </text:list-item>
        <text:list-item>
          <text:p text:style-name="P41"><text:span text:style-name="T7">h (H): Hours</text:span></text:p>
        </text:list-item>
        <text:list-item>
          <text:p text:style-name="P41"><text:span text:style-name="T7">d (D): Days</text:span></text:p>
        </text:list-item>
        <text:list-item>
          <text:p text:style-name="P41"><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1689634048" text:continue-list="list879468180" text:style-name="Numbering_20_2">
        <text:list-item>
          <text:h text:style-name="Heading_20_2" text:outline-level="2">The “mycall” Parameter</text:h>
        </text:list-item>
      </text:list>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1026285898" text:continue-numbering="true" text:style-name="Numbering_20_2">
        <text:list-item>
          <text:h text:style-name="P18"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30">login <text:span text:style-name="T11">callsign</text:span></text:p>
        </text:list-item>
        <text:list-item>
          <text:p text:style-name="P32">heartbeat-timeout <text:span text:style-name="T11">interval-definition</text:span></text:p>
        </text:list-item>
        <text:list-item>
          <text:p text:style-name="P32">filter <text:span text:style-name="T11">adjunct-filter-entry</text:span></text:p>
        </text:list-item>
      </text:list>
      <text:p text:style-name="P31"><text:span text:style-name="T14"/></text:p>
      <text:p text:style-name="P31">The <text:span text:style-name="T11">login</text:span> defaults to global <text:span text:style-name="T11">$mycall</text:span>, thus it is not necessary to define.</text:p>
      <text:p text:style-name="P31">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1"/>
      <text:p text:style-name="P31">The <text:s/>“<text:span text:style-name="T11">filter ...</text:span>” <text:s text:c="2"/>entries are concatenated, and given to APRSIS server as adjunct filter definitions. <text:s/>For more information about their syntax, see: </text:p>
      <text:p text:style-name="P31"><text:tab/><text:a xlink:type="simple" xlink:href="http://www.aprs-is.net/javAPRSFilter.aspx"><text:span text:style-name="T18">http://www.aprs-is.net/javAPRSFilter.aspx</text:span></text:a></text:p>
      <text:p text:style-name="P31"/>
      <text:list xml:id="list1051593119" text:continue-list="list1026285898" text:style-name="Numbering_20_2">
        <text:list-item>
          <text:h text:style-name="P18" text:outline-level="2">The “&lt;logging&gt;” section</text:h>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4">aprxlog <text:span text:style-name="T11">filename</text:span></text:p>
        </text:list-item>
        <text:list-item>
          <text:p text:style-name="P34"><text:span text:style-name="T14">rflog </text:span><text:span text:style-name="T11">filename</text:span></text:p>
        </text:list-item>
        <text:list-item>
          <text:p text:style-name="P34"><text:span text:style-name="T14">pidfile </text:span><text:span text:style-name="T11">filename</text:span></text:p>
        </text:list-item>
        <text:list-item>
          <text:p text:style-name="P33">erlangfile <text:span text:style-name="T11">filename</text:span></text:p>
        </text:list-item>
        <text:list-item>
          <text:p text:style-name="P33">erlang-loglevel <text:span text:style-name="T11">loglevel</text:span></text:p>
        </text:list-item>
        <text:list-item>
          <text:p text:style-name="P33">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944818168" text:continue-list="list1051593119" text:style-name="Numbering_20_2">
        <text:list-item>
          <text:h text:style-name="P18"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6">Linux AX.25 devices (ax25-device)</text:p>
        </text:list-item>
        <text:list-item>
          <text:p text:style-name="P36">Generic POSIX serial ports (serial-device)</text:p>
        </text:list-item>
        <text:list-item>
          <text:p text:style-name="P36">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9">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7"><text:span text:style-name="T14"/></text:p>
      <text:p text:style-name="P53"><text:span text:style-name="T14">The KISS variations:</text:span></text:p>
      <text:p text:style-name="P39"><text:span text:style-name="T14">The Aprx knows three variations of basic Chepponis/Karn KISS protocol, listed below in preference order:</text:span></text:p>
      <text:list xml:id="list657788431" text:style-name="L13">
        <text:list-item>
          <text:p text:style-name="P43"><text:span text:style-name="T16">S</text:span><text:span text:style-name="T17">tuttgart </text:span><text:span text:style-name="T16">M</text:span><text:span text:style-name="T17">odified </text:span><text:span text:style-name="T15">A</text:span><text:span text:style-name="T17">mateur-radio-</text:span><text:span text:style-name="T15">C</text:span><text:span text:style-name="T17">RC-</text:span><text:span text:style-name="T15">K</text:span><text:span text:style-name="T17">ISS (</text:span><text:span text:style-name="T15">SMACK</text:span><text:span text:style-name="T17">)</text:span></text:p>
        </text:list-item>
        <text:list-item>
          <text:p text:style-name="P38"><text:span text:style-name="T14">BPQCRC</text:span><text:span text:style-name="T17"> alias </text:span><text:span text:style-name="T14">XKISS</text:span></text:p>
        </text:list-item>
        <text:list-item>
          <text:p text:style-name="P43"><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Text_20_body"><text:span text:style-name="T17">If at all possible, do choose to use SMACK!</text:span></text:p>
      <text:p text:style-name="Text_20_body"><text:span text:style-name="T17">It is available for TNC2 clones from:</text:span></text:p>
      <text:p text:style-name="Text_20_body"><text:span text:style-name="T17"><text:tab/></text:span><text:a xlink:type="simple" xlink:href="http://www.symek.com/g/tnc2firmware.html"><text:span text:style-name="T20">http://www.symek.com/g/tnc2firmware.html</text:span></text:a></text:p>
      <text:p text:style-name="P39"><text:span text:style-name="T14"/></text:p>
      <text:p text:style-name="P39"><text:span text:style-name="T14"/></text:p>
      <text:p text:style-name="P39"><text:span text:style-name="T14">Another KISS variation that is </text:span><text:span text:style-name="T15">not</text:span><text:span text:style-name="T14"> supported is FLEXCRC. <text:s/>It is a bit like SMACK, but with different CRC polynomial. <text:s/>Adding support for it is possible, if somebody really wants it. <text:s/>Something else entirely would be 6PACK – which has low latency timing data </text:span></text:p>
      <text:p text:style-name="P54"><text:span text:style-name="T14"/></text:p>
      <text:p text:style-name="P37">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4">alias<text:tab/><text:tab/>RELAY,TRACE,WIDE</text:span></text:p>
      <text:p text:style-name="verbatim"><text:tab/>&lt;/interface&gt;</text:p>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Text_20_body"><text:span text:style-name="T15">POSIX serial-port devices, KISS mode, sub-interface 0:</text:span></text:p>
      <text:p text:style-name="P14"><text:tab/>&lt;interface&gt;<text:line-break/><text:span text:style-name="T10"><text:tab/><text:tab/>serial-device<text:tab/></text:span><text:span text:style-name="T12">devicepath speed </text:span><text:span text:style-name="T15">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P51"><text:span text:style-name="T14"/></text:p>
      <text:p text:style-name="P37"><text:span text:style-name="T14">POSIX serial-port devices, KISS mode, multiple sub-interfaces:</text:span></text:p>
      <text:p text:style-name="verbatim"><text:tab/>&lt;interface&gt;</text:p>
      <text:p text:style-name="P3"><text:tab/><text:tab/>serial-device<text:tab/><text:span text:style-name="T11">devicepath speed </text:span><text:span text:style-name="T14">KISS</text:span></text:p>
      <text:p text:style-name="verbatim"><text:span text:style-name="T14"><text:tab/><text:tab/>initstring<text:tab/>“</text:span><text:span text:style-name="T11">init-string-content</text:span><text:span text:style-name="T14">”</text:span></text:p>
      <text:p text:style-name="verbatim"><text:span text:style-name="T14"><text:tab/><text:tab/>timeout<text:tab/><text:tab/></text:span><text:span text:style-name="T11">interval-definition</text:span></text:p>
      <text:p text:style-name="verbatim"><text:span text:style-name="T14"><text:tab/><text:tab/>&lt;kiss-subif 0&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span text:style-name="T14"><text:tab/><text:tab/>&lt;kiss-subif 1&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7">On each &lt;kiss-subif N&gt; sub-sections you can use:</text:span></text:p>
      <text:list xml:id="list445231446" text:style-name="L12">
        <text:list-item>
          <text:p text:style-name="P42"><text:span text:style-name="T14">The </text:span><text:span text:style-name="T11">tx-ok</text:span><text:span text:style-name="T14"> entry (default value: “false”) to control whether or not the sub-interface is capable to transmit something.</text:span></text:p>
        </text:list-item>
        <text:list-item>
          <text:p text:style-name="P42">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42"><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text:span></text:p>
        </text:list-item>
      </text:list>
      <text:p text:style-name="Text_20_body"><text:span text:style-name="T14"/></text:p>
      <text:p text:style-name="P37"><text:span text:style-name="T14"/></text:p>
      <text:p text:style-name="P54"><text:span text:style-name="T14"/></text:p>
      <text:p text:style-name="P37"><text:span text:style-name="T14">POSIX serial-port devices, TNC2 mode:</text:span></text:p>
      <text:p text:style-name="verbatim"><text:tab/>&lt;interface&gt;</text:p>
      <text:p text:style-name="P3"><text:tab/><text:tab/>serial-device<text:tab/><text:span text:style-name="T11">devicepath speed </text:span><text:span text:style-name="T14">TNC2</text:span></text:p>
      <text:p text:style-name="verbatim"><text:span text:style-name="T14"><text:tab/><text:tab/>callsign<text:tab/><text:tab/></text:span><text:span text:style-name="T11">callsign</text:span></text:p>
      <text:p text:style-name="verbatim"><text:span text:style-name="T14"><text:tab/><text:tab/>timeout<text:tab/><text:tab/></text:span><text:span text:style-name="T11">interval-definition</text:span></text:p>
      <text:p text:style-name="verbatim"><text:span text:style-name="T14"><text:tab/><text:tab/>initstring<text:tab/>“</text:span><text:span text:style-name="T11">init-string-content</text:span><text:span text:style-name="T14">”</text:span></text:p>
      <text:p text:style-name="verbatim"><text:tab/>&lt;/interface&gt;</text:p>
      <text:p text:style-name="Text_20_body"><text:span text:style-name="T1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7"/>
      <text:p text:style-name="P37"/>
      <text:p text:style-name="P54"><text:span text:style-name="T14"/></text:p>
      <text:p text:style-name="P37"><text:span text:style-name="T14">Networked <text:s/>tcp-stream connected terminal devices:</text:span></text:p>
      <text:p text:style-name="verbatim"><text:tab/>&lt;interface&gt;</text:p>
      <text:p text:style-name="P3"><text:tab/><text:tab/>tcp-device<text:tab/>hostname-or-ip-address portnumber<text:span text:style-name="T11"> </text:span><text:span text:style-name="T14">KISS</text:span></text:p>
      <text:p text:style-name="verbatim"><text:span text:style-name="T11"><text:tab/>....................</text:span></text:p>
      <text:p text:style-name="verbatim"><text:tab/>&lt;/interface&gt;</text:p>
      <text:p text:style-name="verbatim"/>
      <text:p text:style-name="verbatim"><text:tab/>&lt;interface&gt;</text:p>
      <text:p text:style-name="P3"><text:tab/><text:tab/>tcp-device<text:tab/>hostname-or-ip-address portnumber<text:span text:style-name="T11"> </text:span><text:span text:style-name="T14">TNC</text:span></text:p>
      <text:p text:style-name="verbatim"><text:span text:style-name="T11"><text:tab/>....................via-</text:span></text:p>
      <text:p text:style-name="verbatim"><text:tab/>&lt;/interface&gt;</text:p>
      <text:p text:style-name="P37"><text:span text:style-name="T14"/></text:p>
      <text:p text:style-name="P37"><text:span text:style-name="T17">These work identical to local physical serial ports described above.</text:span></text:p>
      <text:p text:style-name="P37"><text:span text:style-name="T17">The <text:s/></text:span><text:span text:style-name="T13">hostname-or-ip-address</text:span><text:span text:style-name="T17"> and </text:span><text:span text:style-name="T13">portnumber</text:span><text:span text:style-name="T17">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7"><text:span text:style-name="T17"/></text:p>
      <text:list xml:id="list1868317213" text:continue-list="list944818168" text:style-name="Numbering_20_2">
        <text:list-item>
          <text:h text:style-name="P18"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9"/>
      <text:p text:style-name="P39">The &lt;beacon&gt; section has following entries:</text:p>
      <text:list xml:id="list1312845387" text:style-name="L14">
        <text:list-item>
          <text:p text:style-name="P44"><text:span text:style-name="T21">cycle-size </text:span><text:span text:style-name="T13">interval</text:span></text:p>
        </text:list-item>
        <text:list-item>
          <text:p text:style-name="P44"><text:span text:style-name="T17">beaconmode </text:span><text:span text:style-name="T13">{ aprsis | both | radio }</text:span></text:p>
        </text:list-item>
        <text:list-item>
          <text:p text:style-name="P44"><text:span text:style-name="T17">beacon ...</text:span></text:p>
        </text:list-item>
      </text:list>
      <text:p text:style-name="Text_20_body"><text:span text:style-name="T17"/></text:p>
      <text:p text:style-name="Text_20_body"><text:span text:style-name="T17">The <text:s/></text:span><text:span text:style-name="T13">cycle-size</text:span><text:span text:style-name="T17"> <text:s/>entry is global setter of beacon transmission cycle. <text:s text:c="2"/>Default value is 20 minutes, but if you want to beacon 3 different beacons on average 10 minutes in between each, use interval value: <text:s/>30m</text:span></text:p>
      <text:p text:style-name="Text_20_body"><text:span text:style-name="T17"/></text:p>
      <text:p text:style-name="Text_20_body"><text:span text:style-name="T17">The <text:s/></text:span><text:span text:style-name="T13">beaconmode <text:s/></text:span><text:span text:style-name="T17"><text:s/>setting defaults to <text:s/></text:span><text:span text:style-name="T13">both</text:span><text:span text:style-name="T17"> at the start of &lt;beacon&gt; section,, and affects <text:s/></text:span><text:span text:style-name="T13">beacon</text:span><text:span text:style-name="T17"> <text:s/>entries following the setting, until a new setting. <text:s/>The <text:s/></text:span><text:span text:style-name="T13">aprsis</text:span><text:span text:style-name="T17"> <text:s/>setting will send following beacons only to APRSIS, <text:s/>and the <text:s/></text:span><text:span text:style-name="T13">radio</text:span><text:span text:style-name="T17"> <text:s/>setting will send following beacons only to radio interface(s).</text:span></text:p>
      <text:p text:style-name="Text_20_body"><text:span text:style-name="T17"/></text:p>
      <text:p text:style-name="Text_20_body"><text:span text:style-name="T17">The </text:span><text:span text:style-name="T13">beacon</text:span><text:span text:style-name="T17"> entry parameters:</text:span></text:p>
      <text:list xml:id="list947878801" text:style-name="L15">
        <text:list-item>
          <text:p text:style-name="P45"><text:span text:style-name="T17">to </text:span><text:span text:style-name="T13">interface-callsign</text:span></text:p>
        </text:list-item>
        <text:list-item>
          <text:p text:style-name="P45"><text:span text:style-name="T17">for </text:span><text:span text:style-name="T13">callsign</text:span></text:p>
        </text:list-item>
        <text:list-item>
          <text:p text:style-name="P45"><text:span text:style-name="T17">dest </text:span><text:span text:style-name="T13">callsign</text:span></text:p>
        </text:list-item>
        <text:list-item>
          <text:p text:style-name="P45"><text:span text:style-name="T17">via “</text:span><text:span text:style-name="T13">viapath</text:span><text:span text:style-name="T17">”</text:span></text:p>
        </text:list-item>
        <text:list-item>
          <text:p text:style-name="P45"><text:span text:style-name="T17">timefix</text:span></text:p>
        </text:list-item>
      </text:list>
      <text:p text:style-name="P35"><text:span text:style-name="T21"/></text:p>
      <text:p text:style-name="P35"><text:span text:style-name="T21">... continued ...</text:span></text:p>
      <text:p text:style-name="P35"><text:span text:style-name="T21"/></text:p>
      <text:p text:style-name="P51"><text:span text:style-name="T17"/></text:p>
      <text:p text:style-name="Text_20_body"><text:span text:style-name="T17">The <text:s/></text:span><text:span text:style-name="T13">to</text:span><text:span text:style-name="T17"> <text:s text:c="2"/>parameter sets explicit interface on which to send this beacon. <text:s/>If no <text:s/></text:span><text:span text:style-name="T13">to <text:s/></text:span><text:span text:style-name="T17"><text:s/>parameter is given, then the beacon is sent on all interfaces.</text:span></text:p>
      <text:p text:style-name="Text_20_body"><text:span text:style-name="T17">The <text:s/></text:span><text:span text:style-name="T13">for</text:span><text:span text:style-name="T17"> <text:s/>parameter sets beacon packet source callsign, and it gets its default value from transmit interface's callsign. <text:s/>In single tx case you do not need to set this. <text:s/>In multi-tx case you may want to set this.</text:span></text:p>
      <text:p text:style-name="Text_20_body"><text:span text:style-name="T17">The <text:s/></text:span><text:span text:style-name="T13">dest</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3">via</text:span><text:span text:style-name="T17"> <text:s text:c="2"/>parameter adds fields on beacon AX.25 VIA path. <text:s/>Default is none, example value would be like: <text:s/>via “WIDE1-1”</text:span></text:p>
      <text:p text:style-name="Text_20_body"><text:span text:style-name="T17">The <text:s/></text:span><text:span text:style-name="T13">timefix</text:span><text:span text:style-name="T17"> <text:s/>parameter sets a flag to modify transmitted APRS packets that have a time stamp field (two kinds of basic position packets, and objects.) <text:s/>Set this only if your machine runs with good quality NTP time reference.</text:span></text:p>
      <text:p text:style-name="Text_20_body"><text:span text:style-name="T17"/></text:p>
      <text:p text:style-name="Text_20_body"><text:span text:style-name="T17">Then either of following two:</text:span></text:p>
      <text:list xml:id="list2105290821" text:continue-numbering="true" text:style-name="L15">
        <text:list-item>
          <text:p text:style-name="P45"><text:span text:style-name="T17">raw “</text:span><text:span text:style-name="T13">APRS packet text</text:span><text:span text:style-name="T17">”</text:span></text:p>
        </text:list-item>
        <text:list-item>
          <text:p text:style-name="P45"><text:span text:style-name="T17">file </text:span><text:span text:style-name="T13">filepath</text:span></text:p>
        </text:list-item>
      </text:list>
      <text:p text:style-name="P31"><text:span text:style-name="T21">or a combination of following:</text:span></text:p>
      <text:list xml:id="list1938886020" text:continue-numbering="true" text:style-name="L15">
        <text:list-item>
          <text:p text:style-name="P45"><text:span text:style-name="T17">One of following three (default is <text:s/>type “!”)</text:span></text:p>
          <text:list>
            <text:list-item>
              <text:p text:style-name="P45"><text:span text:style-name="T17">type “</text:span><text:span text:style-name="T13">single-character-type</text:span><text:span text:style-name="T17">”</text:span></text:p>
            </text:list-item>
            <text:list-item>
              <text:p text:style-name="P45"><text:span text:style-name="T17">item “</text:span><text:span text:style-name="T13">item-name</text:span><text:span text:style-name="T17">”</text:span></text:p>
            </text:list-item>
            <text:list-item>
              <text:p text:style-name="P45"><text:span text:style-name="T17">object “</text:span><text:span text:style-name="T13">object-name</text:span><text:span text:style-name="T17">”</text:span></text:p>
            </text:list-item>
          </text:list>
        </text:list-item>
        <text:list-item>
          <text:p text:style-name="P45"><text:span text:style-name="T17">lat </text:span><text:span text:style-name="T13">latitude</text:span></text:p>
        </text:list-item>
        <text:list-item>
          <text:p text:style-name="P45"><text:span text:style-name="T17">lon </text:span><text:span text:style-name="T13">longitude</text:span></text:p>
        </text:list-item>
        <text:list-item>
          <text:p text:style-name="P45"><text:span text:style-name="T17">symbol “</text:span><text:span text:style-name="T13">two-character-symbol</text:span><text:span text:style-name="T17">”</text:span></text:p>
        </text:list-item>
        <text:list-item>
          <text:p text:style-name="P45"><text:span text:style-name="T17">comment “</text:span><text:span text:style-name="T13">text</text:span><text:span text:style-name="T17">”<text:tab/>(optional)</text:span></text:p>
        </text:list-item>
      </text:list>
      <text:p text:style-name="Text_20_body"><text:span text:style-name="T17"/></text:p>
      <text:p text:style-name="Text_20_body"><text:span text:style-name="T17">There are three different ways to define beacon data: <text:s/></text:span><text:span text:style-name="T13">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3">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 continued ...</text:span></text:p>
      <text:p text:style-name="Text_20_body"><text:span text:style-name="T17"/></text:p>
      <text:p text:style-name="Text_20_body"><text:span text:style-name="T17">The <text:s/></text:span><text:span text:style-name="T13">raw</text:span><text:span text:style-name="T17"> <text:s/>parameter is followed by full raw APRS packet text. <text:s/>The packet data is not validated in any way!</text:span></text:p>
      <text:p text:style-name="Text_20_body"><text:span text:style-name="T17"/></text:p>
      <text:p text:style-name="Text_20_body"><text:span text:style-name="T17">The multi-component packet data content construction is done with following parameters:</text:span></text:p>
      <text:p text:style-name="Text_20_body"><text:span text:style-name="T17">The <text:s/></text:span><text:span text:style-name="T13">type</text:span><text:span text:style-name="T17"> <text:s/>parameter defaults to “!” and can be set to any of: <text:s text:c="2"/>"!", "=", "/", "@".</text:span></text:p>
      <text:p text:style-name="Text_20_body"><text:span text:style-name="T17">The <text:s/></text:span><text:span text:style-name="T13">item/object</text:span><text:span text:style-name="T17"> <text:s text:c="2"/>parameter sets name field for <text:s/></text:span><text:span text:style-name="T13">item</text:span><text:span text:style-name="T17"> <text:s text:c="2"/>and <text:s/></text:span><text:span text:style-name="T13">object</text:span><text:span text:style-name="T17"> <text:s/>type packets (“;” and “)”). <text:s/>There is no default value.</text:span></text:p>
      <text:p text:style-name="Text_20_body"><text:span text:style-name="T17">The <text:s/></text:span><text:span text:style-name="T13">symbol</text:span><text:span text:style-name="T17"> <text:s/>parameter sets two character APRS symbol on the beaconed packet. <text:s/>It has no default value.</text:span></text:p>
      <text:p text:style-name="Text_20_body"><text:soft-page-break/><text:span text:style-name="T17">The <text:s/></text:span><text:span text:style-name="T13">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3">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3">comment</text:span><text:span text:style-name="T17"> <text:s text:c="2"/>parameter sets tail of the packet where an arbitrary text can appear, you can use UTF-8 characters in there. <text:s/>There is no default value, use of this field is optional.</text:span></text:p>
      <text:p text:style-name="Text_20_body"><text:span text:style-name="T17">In order to construct a packet with these multi-component fields, you must use at least parameters: <text:s/></text:span><text:span text:style-name="T13">symbol, lat, lon</text:span><text:span text:style-name="T17">.</text:span></text:p>
      <text:p text:style-name="Text_20_body"/>
      <text:p text:style-name="Text_20_body"><text:span text:style-name="T17">Some examples:</text:span></text:p>
      <text:p text:style-name="P14"><text:span text:style-name="T17">&lt;beacon&gt;</text:span></text:p>
      <text:p text:style-name="P14"><text:span text:style-name="T17"><text:s text:c="2"/># Load beacon message content from a file:</text:span></text:p>
      <text:p text:style-name="P14"><text:span text:style-name="T17"><text:s text:c="2"/>beacon<text:tab/>file /tmp/wxbeacon.txt</text:span></text:p>
      <text:p text:style-name="P14"><text:span text:style-name="T17"/></text:p>
      <text:p text:style-name="P14"><text:span text:style-name="T17"><text:s text:c="2"/># Define fixed beacon from components:</text:span></text:p>
      <text:p text:style-name="P14"><text:span text:style-name="T17"><text:s text:c="2"/>beacon<text:tab/>via TRACE1-1 \</text:span></text:p>
      <text:p text:style-name="P14"><text:span text:style-name="T17"><text:tab/><text:tab/>symbol "R&amp;" lat "6016.35N" lon "02506.36E" \</text:span></text:p>
      <text:p text:style-name="P14"><text:span text:style-name="T17"><text:tab/><text:tab/>comment "Aprx v1.97 - a Digi + Rx-iGate"</text:span></text:p>
      <text:p text:style-name="P14"><text:span text:style-name="T17"/></text:p>
      <text:p text:style-name="P14"><text:span text:style-name="T17"><text:s text:c="2"/># When all else fails, “raw” can be used:</text:span></text:p>
      <text:p text:style-name="P14"><text:span text:style-name="T17"><text:s text:c="2"/>beacon<text:tab/>raw "!6016.30NR02506.36E&amp;Aprx v1.97 - a Digi + Rx-iGate"</text:span></text:p>
      <text:p text:style-name="P14"><text:span text:style-name="T17"/></text:p>
      <text:p text:style-name="P14"><text:span text:style-name="T17"><text:s text:c="2"/># Define an OBJECT for a local voice repeater:</text:span></text:p>
      <text:p text:style-name="P14"><text:span text:style-name="T17"><text:s text:c="2"/>beacon <text:s/>object "OH2RAY" lat "6044.09N" lon "02612.79E" \</text:span></text:p>
      <text:p text:style-name="P14"><text:span text:style-name="T17"><text:s text:c="10"/>symbol "/r" comment "434.775MHz TOFF -1600kHz R50k OH2RAY"</text:span></text:p>
      <text:p text:style-name="P14"><text:span text:style-name="T17">&lt;/beacon&gt;</text:span></text:p>
      <text:p text:style-name="Text_20_body"><text:span text:style-name="T17"/></text:p>
      <text:p text:style-name="Text_20_body"><text:bookmark-start text:name="__DdeLink__1161_1397494977"/><text:span text:style-name="T17"/></text:p>
      <text:list xml:id="list61784986" text:continue-list="list1868317213" text:style-name="Numbering_20_2">
        <text:list-item>
          <text:h text:style-name="P18" text:outline-level="2"><text:bookmark-end text:name="__DdeLink__1161_1397494977"/>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1">callsign</text:span></text:p>
      <text:p text:style-name="verbatim"><text:span text:style-name="T14"><text:tab/><text:tab/>ratelimit<text:tab/><text:tab/>12</text:span><text:span text:style-name="T11">0</text:span></text:p>
      <text:p text:style-name="verbatim"><text:span text:style-name="T14"><text:tab/><text:tab/>&lt;trace&gt;</text:span></text:p>
      <text:p text:style-name="verbatim"><text:span text:style-name="T14"><text:tab/><text:tab/><text:tab/>...<text:tab/></text:span><text:span text:style-name="T11">(defaults are usually OK)</text:span></text:p>
      <text:p text:style-name="verbatim"><text:span text:style-name="T14"><text:tab/><text:tab/>&lt;/trace&gt;</text:span></text:p>
      <text:p text:style-name="verbatim"><text:span text:style-name="T14"><text:tab/><text:tab/>&lt;wide&gt;</text:span></text:p>
      <text:p text:style-name="verbatim"><text:span text:style-name="T14"><text:tab/><text:tab/><text:tab/>...<text:tab/></text:span><text:span text:style-name="T11">(defaults are usually OK)</text:span></text:p>
      <text:p text:style-name="verbatim"><text:span text:style-name="T14"><text:tab/><text:tab/>&lt;/wide&gt;</text:span></text:p>
      <text:p text:style-name="verbatim"><text:span text:style-name="T14"><text:tab/><text:tab/>&lt;source&gt;</text:span></text:p>
      <text:p text:style-name="verbatim"><text:span text:style-name="T14"><text:tab/><text:tab/><text:tab/>source<text:tab/></text:span><text:span text:style-name="T11">callsign</text:span></text:p>
      <text:p text:style-name="verbatim"><text:span text:style-name="T14"><text:tab/><text:tab/><text:tab/>...<text:tab/></text:span><text:span text:style-name="T11">(defaults are usually OK)</text:span></text:p>
      <text:p text:style-name="verbatim"><text:span text:style-name="T14"><text:tab/><text:tab/>&lt;/source&gt;</text:span></text:p>
      <text:p text:style-name="verbatim"><text:span text:style-name="T14"><text:tab/><text:tab/>...<text:tab/><text:tab/></text:span><text:span text:style-name="T11">(more sources can be defined)</text:span></text:p>
      <text:p text:style-name="verbatim"><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Text_20_body"><text:span text:style-name="T14"/></text:p>
      <text:p text:style-name="Text_20_body"><text:span text:style-name="T14">The </text:span><text:span text:style-name="T11">&lt;trace&gt;</text:span><text:span text:style-name="T14"> sub-section:</text:span></text:p>
      <text:p text:style-name="verbatim"><text:span text:style-name="T14"><text:tab/>&lt;trac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oft-page-break/><text:span text:style-name="T14"><text:tab/><text:tab/>keys<text:tab/><text:tab/>TRACE,WIDE,RELAY</text:span></text:p>
      <text:p text:style-name="verbatim"><text:span text:style-name="T14"><text:tab/>&lt;/trace&gt;</text:span></text:p>
      <text:p text:style-name="Text_20_body"><text:span text:style-name="T14"/></text:p>
      <text:p text:style-name="Text_20_body"><text:span text:style-name="T14">The &lt;trace&gt; block settings can be at &lt;digipeater&gt; level, and at &lt;source&gt; sub-level. <text:s/>The &lt;digipeater&gt; level has above listed default values.</text:span></text:p>
      <text:p text:style-name="Text_20_body"><text:span text:style-name="T14">The &lt;source&gt; sub-level &lt;trace&gt; instance is used at first to check what to do to packet. <text:s/>If there is no match at &lt;source&gt; sub-level, the &lt;digipeater&gt; level &lt;trace&gt; entry is checked. <text:s/>If neither matched, then &lt;wide&gt; entries (see below) are used in similar manner.</text:span></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P55"><text:span text:style-name="T14">FIXME: “heard direct” behaviour when maxreq is reached or exceeded is to mark all VIA fields with H-bit, and then to transmit it. <text:s/>On other situation observed excess leads to silent dropping of packet.</text:span></text:p>
      <text:p text:style-name="Text_20_body"><text:span text:style-name="T14">The <text:s/></text:span><text:span text:style-name="T11">keys</text:span><text:span text:style-name="T14"> <text:s/>entry defines multiple “new-n paradigm” style keyword stems that are matched for the first VIA field without H-bit set.</text:span></text:p>
      <text:p text:style-name="Text_20_body"><text:span text:style-name="T14"><text:tab/>FIXME: keywords to choose, source specific keywords, ...</text:span></text:p>
      <text:p text:style-name="Text_20_body"><text:span text:style-name="T14"/></text:p>
      <text:p text:style-name="Text_20_body"><text:span text:style-name="T14"/></text:p>
      <text:p text:style-name="Text_20_body"><text:span text:style-name="T14">The </text:span><text:span text:style-name="T11">&lt;wide&gt;</text:span><text:span text:style-name="T14"> sub-section:</text:span></text:p>
      <text:p text:style-name="verbatim"><text:span text:style-name="T14"><text:tab/>&lt;wide&gt;</text:span></text:p>
      <text:p text:style-name="verbatim"><text:span text:style-name="T14"><text:tab/><text:tab/>maxreq<text:tab/></text:span><text:span text:style-name="T11">N</text:span><text:span text:style-name="T14"><text:tab/># in range: 1 .. 7, default: 4</text:span></text:p>
      <text:p text:style-name="verbatim"><text:span text:style-name="T14"><text:tab/><text:tab/>maxdone<text:tab/></text:span><text:span text:style-name="T11">N</text:span><text:span text:style-name="T14"><text:tab/># in range: 1 .. 7, default: 4</text:span></text:p>
      <text:p text:style-name="verbatim"><text:span text:style-name="T14"><text:tab/><text:tab/>keys<text:tab/><text:tab/>TRACE,WIDE</text:span></text:p>
      <text:p text:style-name="verbatim"><text:span text:style-name="T14"><text:tab/>&lt;/wide&gt;</text:span></text:p>
      <text:p text:style-name="Text_20_body"><text:span text:style-name="T14"/></text:p>
      <text:p text:style-name="Text_20_body"><text:span text:style-name="T14">The </text:span><text:span text:style-name="T11">&lt;wide&gt;</text:span><text:span text:style-name="T14"> sub-section keywords are matched only, if &lt;trace&gt; sub-section keywords have bot matched. <text:s/>Match on the &lt;wide&gt; sub-section keywords means that no “trace” behaviour is done on outgoing digipeated packet's AX.25 address fields, only decrementing the request counts.</text:span></text:p>
      <text:p text:style-name="Text_20_body"><text:span text:style-name="T14">Otherwise same notes apply as on &lt;trace&gt; sub-section.</text:span></text:p>
      <text:p text:style-name="P51"><text:span text:style-name="T14"/></text:p>
      <text:p text:style-name="Text_20_body"><text:span text:style-name="T14">The <text:s/></text:span><text:span text:style-name="T11">&lt;source&gt;</text:span><text:span text:style-name="T14"> <text:s/>sub-sections:</text:span></text:p>
      <text:p text:style-name="verbatim"><text:span text:style-name="T14"><text:tab/>&lt;source&gt;</text:span></text:p>
      <text:p text:style-name="verbatim"><text:span text:style-name="T14"><text:tab/><text:tab/>source<text:tab/><text:tab/></text:span><text:span text:style-name="T11">callsign</text:span></text:p>
      <text:p text:style-name="verbatim"><text:span text:style-name="T14"><text:tab/><text:tab/>#via-path<text:tab/><text:tab/>foo<text:tab/># for “source APRSIS” only!</text:span></text:p>
      <text:p text:style-name="verbatim"><text:span text:style-name="T14"><text:tab/><text:tab/>relay-type<text:tab/></text:span><text:span text:style-name="T11">keyword</text:span></text:p>
      <text:p text:style-name="verbatim"><text:span text:style-name="T14"><text:tab/><text:tab/>viscous-delay<text:tab/></text:span><text:span text:style-name="T11">N</text:span><text:span text:style-name="T14"><text:tab/># in range: 0..9, default: 0</text:span></text:p>
      <text:p text:style-name="verbatim"><text:span text:style-name="T14"><text:tab/><text:tab/>regex-filter<text:tab/>...</text:span></text:p>
      <text:p text:style-name="verbatim"><text:span text:style-name="T14"><text:tab/><text:tab/>filter<text:tab/><text:tab/>...</text:span></text:p>
      <text:p text:style-name="verbatim"><text:span text:style-name="T14"><text:tab/><text:tab/>&lt;trace&gt;</text:span></text:p>
      <text:p text:style-name="verbatim"><text:span text:style-name="T14"><text:tab/><text:tab/><text:tab/>...</text:span></text:p>
      <text:p text:style-name="verbatim"><text:span text:style-name="T14"><text:tab/><text:tab/>&lt;/trace&gt;</text:span></text:p>
      <text:p text:style-name="verbatim"><text:span text:style-name="T14"><text:tab/><text:tab/>&lt;wide&gt;</text:span></text:p>
      <text:p text:style-name="verbatim"><text:span text:style-name="T14"><text:tab/><text:tab/><text:tab/>...</text:span></text:p>
      <text:p text:style-name="verbatim"><text:span text:style-name="T14"><text:tab/><text:tab/>&lt;/wide&gt;</text:span></text:p>
      <text:p text:style-name="verbatim"><text:span text:style-name="T14"><text:tab/>&lt;/source&gt;</text:span></text:p>
      <text:p text:style-name="Text_20_body"><text:span text:style-name="T14"/></text:p>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uxiliary parameter usable on <text:s/></text:span><text:span text:style-name="T11">relay-type directonly</text:span><text:span text:style-name="T14"> <text:s/>digipeaters.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text:span></text:p>
      <text:p text:style-name="Text_20_body"><text:span text:style-name="T14">The <text:s/></text:span><text:span text:style-name="T11">filter</text:span><text:span text:style-name="T14"> <text:s/>entries define javAPRSSrvr style adjunct filter entries that must pass through the arriving packet. <text:s/>Not all adjunct filters make any sense on a digipeater...</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text:span></text:p>
      <text:p text:style-name="Text_20_body"><text:span text:style-name="T14"/></text:p>
      <text:p text:style-name="P51"><text:span text:style-name="T14"/></text:p>
      <text:p text:style-name="P48"><text:span text:style-name="T14">Filter entries:</text:span></text:p>
      <text:p text:style-name="Standard">Only following of javAPRSSrvr adjunct filter entries are supported on &lt;source&gt; section:</text:p>
      <text:p text:style-name="Standard"/>
      <text:list xml:id="list1044689227" text:style-name="L21">
        <text:list-item>
          <text:p text:style-name="P59">A/latN/lonW/latS/lonE</text:p>
        </text:list-item>
        <text:list-item>
          <text:p text:style-name="P59">B/call1/call2...</text:p>
        </text:list-item>
        <text:list-item>
          <text:p text:style-name="P59">F/call/dist_km</text:p>
        </text:list-item>
        <text:list-item>
          <text:p text:style-name="P59">O/object1/object2...</text:p>
        </text:list-item>
        <text:list-item>
          <text:p text:style-name="P59">P/aa/bb/cc...</text:p>
        </text:list-item>
        <text:list-item>
          <text:p text:style-name="P59">R/lat/lon/dist_km</text:p>
        </text:list-item>
        <text:list-item>
          <text:p text:style-name="P59">S/pri/alt/overlay</text:p>
        </text:list-item>
        <text:list-item>
          <text:p text:style-name="P59">T/.../call/km</text:p>
        </text:list-item>
        <text:list-item>
          <text:p text:style-name="P59">U/unproto1/unproto2...</text:p>
        </text:list-item>
      </text:list>
      <text:p text:style-name="Standard"><text:span text:style-name="T14"/></text:p>
      <text:p text:style-name="P58">For more information about their syntax, see: </text:p>
      <text:p text:style-name="P31"><text:tab/><text:a xlink:type="simple" xlink:href="http://www.aprs-is.net/javAPRSFilter.aspx"><text:span text:style-name="T18">http://www.aprs-is.net/javAPRSFilter.aspx</text:span></text:a></text:p>
      <text:p text:style-name="P31"><text:span text:style-name="T14"/></text:p>
      <text:p text:style-name="Standard"><text:span text:style-name="T14"/></text:p>
      <text:p text:style-name="P48"><text:span text:style-name="T14">Regex-filter entries:</text:span></text:p>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534042693" text:style-name="L22">
        <text:list-item>
          <text:p text:style-name="P60">regex-filter source RE</text:p>
        </text:list-item>
        <text:list-item>
          <text:p text:style-name="P60">regex-filter destination RE</text:p>
        </text:list-item>
        <text:list-item>
          <text:p text:style-name="P60">regex-filter via RE</text:p>
        </text:list-item>
        <text:list-item>
          <text:p text:style-name="P60">regex-filter data RE</text:p>
        </text:list-item>
      </text:list>
      <text:p text:style-name="Standard"/>
      <text:p text:style-name="P5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Text_20_body"><text:span text:style-name="T14"/></text:p>
      <text:list xml:id="list781414253" text:continue-list="list1727164793" text:style-name="Outline">
        <text:list-item>
          <text:h text:style-name="P11" text:outline-level="1"><text:span text:style-name="T14">Running the Aprx Program</text:span></text:h>
        </text:list-item>
      </text:list>
      <text:list xml:id="list776012152" text:continue-list="list61784986" text:style-name="Numbering_20_2">
        <text:list-item text:start-value="1">
          <text:h text:style-name="Heading_20_2" text:outline-level="2" text:restart-numbering="true" text:start-value="-1"><text:span text:style-name="T14">Normal Operational Running</text:span></text:h>
        </text:list-item>
      </text:list>
      <text:p text:style-name="Text_20_body"><text:span text:style-name="T14">The Aprx program is intended to be run without any command line parameters, but some are available for normal operation:</text:span></text:p>
      <text:list xml:id="list1369764789" text:style-name="L17">
        <text:list-item>
          <text:p text:style-name="P46"><text:span text:style-name="T14">-f <text:s text:c="2"/>-- tell location of runtime <text:s/>aprx.conf <text:s/>file, if default is not suitable for some reason.</text:span></text:p>
        </text:list-item>
        <text:list-item>
          <text:p text:style-name="P46"><text:span text:style-name="T14">-L <text:s/>-- <text:s/>log a bit more on <text:s/>aprx.log</text:span></text:p>
        </text:list-item>
      </text:list>
      <text:p text:style-name="Text_20_body"><text:span text:style-name="T14">Depending on your host system, you may need to setup init-script and its associated startup parameter file.</text:span></text:p>
      <text:p text:style-name="Text_20_body"><text:span text:style-name="T14"/></text:p>
      <text:p text:style-name="Text_20_body"><text:span text:style-name="T14"/></text:p>
      <text:p text:style-name="P37"><text:span text:style-name="T14">On RedHat/Fedora/SuSE/relatives:</text:span></text:p>
      <text:p text:style-name="P49"><text:span text:style-name="T14"><text:tab/>/etc/sysconfig/aprx</text:span></text:p>
      <text:p text:style-name="P17"><text:span text:style-name="T14"><text:tab/>STARTAPRX="yes"</text:span></text:p>
      <text:p text:style-name="P17"><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P17"><text:span text:style-name="T14"><text:tab/>chkconfig aprx on</text:span></text:p>
      <text:p text:style-name="P17"><text:span text:style-name="T14"><text:tab/>service aprx start</text:span></text:p>
      <text:p text:style-name="P49"><text:span text:style-name="T14"/></text:p>
      <text:p text:style-name="Text_20_body"><text:span text:style-name="T14"/></text:p>
      <text:p text:style-name="P37"><text:span text:style-name="T14">On Debian/Ubuntu/derivatives:</text:span></text:p>
      <text:p text:style-name="Text_20_body"><text:span text:style-name="T14"><text:tab/>/etc/default/aprx</text:span></text:p>
      <text:p text:style-name="verbatim"><text:span text:style-name="T14"><text:tab/>STARTAPRX="yes"</text:span></text:p>
      <text:p text:style-name="verbatim"><text:span text:style-name="T14"><text:tab/>DAEMON_OPTS=""</text:span></text:p>
      <text:p text:style-name="Text_20_body"><text:span text:style-name="T14"/></text:p>
      <text:p text:style-name="Text_20_body"><text:span text:style-name="T14">after installation, you may need to execute following two commands as root:</text:span></text:p>
      <text:p text:style-name="P17"><text:span text:style-name="T14"><text:tab/>update-rc.d aprx defaults 84</text:span></text:p>
      <text:p text:style-name="P17"><text:span text:style-name="T14"><text:tab/>/etc/init.d/aprx start</text:span></text:p>
      <text:p text:style-name="P49"><text:span text:style-name="T14"/></text:p>
      <text:p text:style-name="Text_20_body"><text:span text:style-name="T14"/></text:p>
      <text:p text:style-name="Text_20_body"><text:span text:style-name="T14">You will also need <text:s text:c="2"/>logrotate <text:s/>service file. <text:s/>This one is handy to rotate your possible logs so that especially embedded installations should never overflow their RAM-disks with useless log files. <text:s/>The file in question is something like this:</text:span></text:p>
      <text:p text:style-name="P16"><text:span text:style-name="T14">/var/log/aprx/aprx-rf.log /var/log/aprx/aprx.log /var/log/aprx/erlang.log {</text:span></text:p>
      <text:p text:style-name="P16"><text:span text:style-name="T14"><text:s text:c="8"/>monthly</text:span></text:p>
      <text:p text:style-name="P16"><text:span text:style-name="T14"><text:s text:c="8"/>rotate 24</text:span></text:p>
      <text:p text:style-name="P16"><text:span text:style-name="T14"># <text:s text:c="6"/>compress</text:span></text:p>
      <text:p text:style-name="P16"><text:span text:style-name="T14"><text:s text:c="8"/>missingok</text:span></text:p>
      <text:p text:style-name="P16"><text:span text:style-name="T14"><text:s text:c="8"/>notifempty</text:span></text:p>
      <text:p text:style-name="P16"><text:span text:style-name="T14"><text:s text:c="8"/>create 644 root adm</text:span></text:p>
      <text:p text:style-name="P16"><text:span text:style-name="T14">}</text:span></text:p>
      <text:p text:style-name="Text_20_body"><text:span text:style-name="T14"/></text:p>
      <text:p text:style-name="Text_20_body"><text:soft-page-break/><text:span text:style-name="T14"/></text:p>
      <text:list xml:id="list1443172229" text:continue-list="list776012152" text:style-name="Numbering_20_2">
        <text:list-item>
          <text:h text:style-name="Heading_20_2" text:outline-level="2"><text:span text:style-name="T14">Testing Configuration</text:span></text:h>
        </text:list-item>
      </text:list>
      <text:p text:style-name="Text_20_body"><text:span text:style-name="T14">Testing the Aprx configuration, and many other things, is accomplished with command line parameters:</text:span></text:p>
      <text:list xml:id="list100755485" text:style-name="L18">
        <text:list-item>
          <text:p>-d</text:p>
        </text:list-item>
        <text:list-item>
          <text:p>-dd</text:p>
        </text:list-item>
        <text:list-item>
          <text:p>-ddv</text:p>
        </text:list-item>
      </text:list>
      <text:p text:style-name="Text_20_body"><text:span text:style-name="T14"/></text:p>
      <text:p text:style-name="P5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57"/>
      <text:p text:style-name="P57">These give increasing amount of debug printouts to interactive terminal session that started the program.</text:p>
      <text:p text:style-name="P57"/>
      <text:p text:style-name="P5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50"/>
      <text:p text:style-name="P50">Program being tested with these options is killable simply by pressing Ctrl-C on controlling terminal.</text:p>
      <text:p text:style-name="P50"/>
      <text:list xml:id="list275911663" text:continue-list="list1443172229" text:style-name="Numbering_20_2">
        <text:list-item>
          <text:h text:style-name="P18" text:outline-level="2"><text:span text:style-name="T14">The aprs.fi Services for Aprx</text:span></text:h>
        </text:list-item>
      </text:list>
      <text:p text:style-name="Text_20_body"><text:span text:style-name="T14">The Aprx sends telemetry packets for each active radio interface, and aprs.fi can plot them to you in time-series graphs per APRS specification 1.0.1 Telemetry packet rules.</text:span></text:p>
      <text:p text:style-name="Text_20_body"><text:span text:style-name="T14">These graphs are:</text:span></text:p>
      <text:list xml:id="list1827649705" text:style-name="L20">
        <text:list-item>
          <text:p text:style-name="P47"><text:span text:style-name="T14">Channel received Erlang estimate (based on received bytes, not actual detected higher RSSI levels)</text:span></text:p>
        </text:list-item>
        <text:list-item>
          <text:p text:style-name="P47"><text:span text:style-name="T14">Channel transmitted Erlang estimate (based on number of transmitted bytes, not actual PTT time)</text:span></text:p>
        </text:list-item>
        <text:list-item>
          <text:p text:style-name="P47"><text:span text:style-name="T14">Number of received packets on channel</text:span></text:p>
        </text:list-item>
        <text:list-item>
          <text:p text:style-name="P47"><text:span text:style-name="T14">Number of packets that receiving iGate function discarded for one reason or another</text:span></text:p>
        </text:list-item>
        <text:list-item>
          <text:p text:style-name="P47"><text:span text:style-name="T14">Number of transmitted packets</text:span></text:p>
        </text:list-item>
      </text:list>
      <text:p text:style-name="Text_20_body"><text:span text:style-name="T14">All represent counts/averages scaled to be over 10 minute time period.</text:span></text:p>
      <text:p text:style-name="Text_20_body"><text:span text:style-name="T14"/></text:p>
      <text:p text:style-name="Text_20_body"><text:span text:style-name="T14"/></text:p>
      <text:list xml:id="list587765513" text:continue-list="list781414253" text:style-name="Outline">
        <text:list-item>
          <text:h text:style-name="P11" text:outline-level="1"><text:span text:style-name="T14">Compile Time Options</text:span></text:h>
        </text:list-item>
      </text:list>
      <text:p text:style-name="Text_20_body"><text:span text:style-name="T14">TO BE WRITTEN</text:span></text:p>
      <text:p text:style-name="Text_20_body"><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7 Manual</text:title></text:p>
      </style:header>
      <style:footer>
        <text:p text:style-name="MP2"><text:page-number text:select-page="current">33</text:page-number> / <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27T10:40:13</dc:date>
    <dc:creator>Matti KP20NG</dc:creator>
    <meta:editing-duration>PT539H46M03S</meta:editing-duration>
    <meta:editing-cycles>403</meta:editing-cycles>
    <meta:generator>OpenOffice.org/3.2$Unix OpenOffice.org_project/320m8$Build-9472</meta:generator>
    <dc:title>Aprx 1.97 Manual</dc:title>
    <meta:document-statistic meta:table-count="0" meta:image-count="0" meta:object-count="0" meta:page-count="33" meta:paragraph-count="564" meta:word-count="5526" meta:character-count="35765"/>
  </office:meta>
</office:document-meta>
</file>